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4cf7" officeooo:paragraph-rsid="00114cf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4cf7" officeooo:paragraph-rsid="00114cf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063b" officeooo:paragraph-rsid="0012063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 OS</text:p>
      <text:p text:style-name="P2">Q.1.---------------&gt;?</text:p>
      <text:p text:style-name="P2">------------&gt;</text:p>
      <text:p text:style-name="P2">tejas@tejas-VirtualBox:~/practice/Assignment_3_os$ gcc -pthread Assignment3_q1.c</text:p>
      <text:p text:style-name="P2">tejas@tejas-VirtualBox:~/practice/Assignment_3_os$ ./a.out</text:p>
      <text:p text:style-name="P2">Enter the number of producer and number of consumer</text:p>
      <text:p text:style-name="P2">4</text:p>
      <text:p text:style-name="P2">4</text:p>
      <text:p text:style-name="P2"/>
      <text:p text:style-name="P2">producer: 1 producer:3</text:p>
      <text:p text:style-name="P2">producer: 2 producer:6</text:p>
      <text:p text:style-name="P2">consumer: 2 consumer:6</text:p>
      <text:p text:style-name="P2">producer: 4 producer:7</text:p>
      <text:p text:style-name="P2">consumer: 3 consumer:7</text:p>
      <text:p text:style-name="P2">producer: 3 producer:5</text:p>
      <text:p text:style-name="P2">consumer: 1 consumer:5</text:p>
      <text:p text:style-name="P2">consumer: 4 consumer:3tejas@tejas-VirtualBox:~/practice/Assignment_3_os$ </text:p>
      <text:p text:style-name="P2"/>
      <text:p text:style-name="P2">-----------------------------------------------------------------------------------------------------------------</text:p>
      <text:p text:style-name="P2">#include&lt;stdio.h&gt;</text:p>
      <text:p text:style-name="P2">#include&lt;pthread.h&gt;</text:p>
      <text:p text:style-name="P2">#include&lt;semaphore.h&gt;</text:p>
      <text:p text:style-name="P2">#include&lt;stdlib.h&gt;</text:p>
      <text:p text:style-name="P2">#include&lt;unistd.h&gt;</text:p>
      <text:p text:style-name="P2"/>
      <text:p text:style-name="P2">sem_t full,empty;</text:p>
      <text:p text:style-name="P2">pthread_mutex_t mutex;</text:p>
      <text:p text:style-name="P2">int buffer[5];</text:p>
      <text:p text:style-name="P2">int count=0;</text:p>
      <text:p text:style-name="P2"/>
      <text:p text:style-name="P2">void *producer(void *arg)</text:p>
      <text:p text:style-name="P2">{</text:p>
      <text:p text:style-name="P2"><text:tab/>long int num = (long int)arg;</text:p>
      <text:p text:style-name="P2"><text:tab/>sem_wait(&amp;empty);</text:p>
      <text:p text:style-name="P2"><text:tab/>pthread_mutex_lock(&amp;mutex);</text:p>
      <text:p text:style-name="P2"><text:tab/>buffer[count]=rand()%10;</text:p>
      <text:p text:style-name="P2"><text:tab/>printf("\nproducer: %ld producer:%d",num+1,buffer[count]);</text:p>
      <text:p text:style-name="P2"><text:tab/>count++;</text:p>
      <text:p text:style-name="P2"><text:tab/>sleep(1);</text:p>
      <text:p text:style-name="P2"><text:tab/>pthread_mutex_unlock(&amp;mutex);</text:p>
      <text:p text:style-name="P2"><text:tab/>sem_post(&amp;full);</text:p>
      <text:p text:style-name="P2">}</text:p>
      <text:p text:style-name="P2"/>
      <text:p text:style-name="P2">void *consumer(void *arg)</text:p>
      <text:p text:style-name="P2">{</text:p>
      <text:p text:style-name="P2"><text:tab/>long int num = (long int)arg;</text:p>
      <text:p text:style-name="P2"><text:tab/>sem_wait(&amp;full);</text:p>
      <text:p text:style-name="P2"><text:tab/>pthread_mutex_lock(&amp;mutex);</text:p>
      <text:p text:style-name="P2"><text:tab/>count--;</text:p>
      <text:p text:style-name="P2"><text:tab/>printf("\nconsumer: %ld consumer:%d",num+1,buffer[count]);</text:p>
      <text:p text:style-name="P2"><text:tab/>sleep(1);</text:p>
      <text:p text:style-name="P2"><text:tab/>pthread_mutex_unlock(&amp;mutex);</text:p>
      <text:p text:style-name="P2"><text:soft-page-break/><text:tab/>sem_post(&amp;empty);</text:p>
      <text:p text:style-name="P2">}</text:p>
      <text:p text:style-name="P2"/>
      <text:p text:style-name="P2">int main()</text:p>
      <text:p text:style-name="P2">{</text:p>
      <text:p text:style-name="P2"><text:tab/>int np,nc;</text:p>
      <text:p text:style-name="P2"><text:tab/>pthread_t p[10],c[10];</text:p>
      <text:p text:style-name="P2"><text:tab/>unsigned long int i,j,k,l;</text:p>
      <text:p text:style-name="P2"><text:tab/>printf("Enter the number of producer and number of consumer\n");</text:p>
      <text:p text:style-name="P2"><text:tab/>scanf("%d %d",&amp;np,&amp;nc);</text:p>
      <text:p text:style-name="P2"><text:tab/>sem_init(&amp;empty,0,5);</text:p>
      <text:p text:style-name="P2"><text:tab/>sem_init(&amp;full,0,0);pthread_mutex_init(&amp;mutex,NULL);</text:p>
      <text:p text:style-name="P2"><text:tab/>for(i=0;i&lt;np;i++)</text:p>
      <text:p text:style-name="P2"><text:tab/><text:tab/>pthread_create(&amp;p[i],NULL, producer, (void *)i);</text:p>
      <text:p text:style-name="P2"><text:tab/>for(j=0;j&lt;nc;j++)</text:p>
      <text:p text:style-name="P2"><text:tab/><text:tab/>pthread_create(&amp;c[j],NULL, consumer, (void *)j);</text:p>
      <text:p text:style-name="P2"><text:tab/>for(k=0;k&lt;np;k++)</text:p>
      <text:p text:style-name="P2"><text:tab/><text:tab/>pthread_join(p[k],NULL);</text:p>
      <text:p text:style-name="P2"><text:tab/>for(l=0;l&lt;nc;l++)</text:p>
      <text:p text:style-name="P2"><text:tab/><text:tab/>pthread_join(c[l],NULL);</text:p>
      <text:p text:style-name="P2"><text:tab/>return 0;</text:p>
      <text:p text:style-name="P2">}</text:p>
      <text:p text:style-name="P2"/>
      <text:p text:style-name="P2"/>
      <text:p text:style-name="P2">======================================================================</text:p>
      <text:p text:style-name="P2"/>
      <text:p text:style-name="P2">Q.2.--------------------------------------&gt;?</text:p>
      <text:p text:style-name="P2">-----------------------&gt;</text:p>
      <text:p text:style-name="P2">tejas@tejas-VirtualBox:~/practice/Assignment_3_os$ nano Assignment3_q2.c</text:p>
      <text:p text:style-name="P2">tejas@tejas-VirtualBox:~/practice/Assignment_3_os$ gcc -pthread Assignment3_q2.c</text:p>
      <text:p text:style-name="P2">tejas@tejas-VirtualBox:~/practice/Assignment_3_os$ ./a.out</text:p>
      <text:p text:style-name="P2">enter the no of processes : 3</text:p>
      <text:p text:style-name="P2">Enter the no of resources : 2</text:p>
      <text:p text:style-name="P2">Enter the max matrix for each process :</text:p>
      <text:p text:style-name="P2"/>
      <text:p text:style-name="P2">4</text:p>
      <text:p text:style-name="P2">5</text:p>
      <text:p text:style-name="P2">3</text:p>
      <text:p text:style-name="P2">4</text:p>
      <text:p text:style-name="P2">2</text:p>
      <text:p text:style-name="P2">3</text:p>
      <text:p text:style-name="P2">Enter the allocation for each process :</text:p>
      <text:p text:style-name="P2">2</text:p>
      <text:p text:style-name="P2">3</text:p>
      <text:p text:style-name="P2">1</text:p>
      <text:p text:style-name="P2">3</text:p>
      <text:p text:style-name="P2">2</text:p>
      <text:p text:style-name="P2">2</text:p>
      <text:p text:style-name="P2">Enter the current available resources with os :</text:p>
      <text:p text:style-name="P2">0</text:p>
      <text:p text:style-name="P2">1</text:p>
      <text:p text:style-name="P2">Max matrix:<text:tab/>Allocation matrix:</text:p>
      <text:p text:style-name="P2"><text:soft-page-break/>4 5 <text:tab/><text:tab/> 2 3</text:p>
      <text:p text:style-name="P2">3 4 <text:tab/><text:tab/> 1 3</text:p>
      <text:p text:style-name="P2">2 3 <text:tab/><text:tab/> 2 2</text:p>
      <text:p text:style-name="P2">Process 3 runs to completion!</text:p>
      <text:p text:style-name="P2">Max matrix:<text:tab/>Allocation matrix:</text:p>
      <text:p text:style-name="P2">4 5 <text:tab/><text:tab/> 2 3</text:p>
      <text:p text:style-name="P2">3 4 <text:tab/><text:tab/> 1 3</text:p>
      <text:p text:style-name="P2">0 0 <text:tab/><text:tab/> 0 0</text:p>
      <text:p text:style-name="P2">Process 1 runs to completion!</text:p>
      <text:p text:style-name="P2">Max matrix:<text:tab/>Allocation matrix:</text:p>
      <text:p text:style-name="P2">0 0 <text:tab/><text:tab/> 0 0</text:p>
      <text:p text:style-name="P2">3 4 <text:tab/><text:tab/> 1 3</text:p>
      <text:p text:style-name="P2">0 0 <text:tab/><text:tab/> 0 0</text:p>
      <text:p text:style-name="P2">Process 2 runs to completion!</text:p>
      <text:p text:style-name="P2">The system is in a safe state!!</text:p>
      <text:p text:style-name="P2">safe sequesnce : &lt; 3 1 2 &gt;</text:p>
      <text:p text:style-name="P2">tejas@tejas-VirtualBox:~/practice/Assignment_3_os$ </text:p>
      <text:p text:style-name="P2"/>
      <text:p text:style-name="P2">-----------------------------------------------------------------------------------------------------------------------</text:p>
      <text:p text:style-name="P2"/>
      <text:p text:style-name="P2"/>
      <text:p text:style-name="P2">#include&lt;stdio.h&gt;</text:p>
      <text:p text:style-name="P2">#include &lt;stdlib.h&gt;</text:p>
      <text:p text:style-name="P2">int main()</text:p>
      <text:p text:style-name="P2">{</text:p>
      <text:p text:style-name="P2">int max[10][10], need[10][10], alloc[10][10], avail[10], cmpl[10], safesequence[10];</text:p>
      <text:p text:style-name="P2">int p, r,i,j,process,count=0;</text:p>
      <text:p text:style-name="P2"><text:tab/>printf("enter the no of processes : ");</text:p>
      <text:p text:style-name="P2"><text:tab/>scanf("%d",&amp;p);</text:p>
      <text:p text:style-name="P2">for(i=0;i&lt;p;i++)</text:p>
      <text:p text:style-name="P2"><text:tab/>cmpl[i]=0;</text:p>
      <text:p text:style-name="P2">printf("Enter the no of resources : ");</text:p>
      <text:p text:style-name="P2">scanf("%d",&amp;r);</text:p>
      <text:p text:style-name="P2">printf("Enter the max matrix for each process :\n");</text:p>
      <text:p text:style-name="P2">for(i=0;i&lt;p;i++)</text:p>
      <text:p text:style-name="P2">{</text:p>
      <text:p text:style-name="P2"><text:tab/>for(j=0;j&lt;r;j++)</text:p>
      <text:p text:style-name="P2"><text:tab/>{</text:p>
      <text:p text:style-name="P2"><text:tab/>scanf("%d",&amp;max[i][j]);</text:p>
      <text:p text:style-name="P2"><text:tab/>}</text:p>
      <text:p text:style-name="P2">}</text:p>
      <text:p text:style-name="P2">printf("Enter the allocation for each process :\n");</text:p>
      <text:p text:style-name="P2">for(i=0;i&lt;p;i++)</text:p>
      <text:p text:style-name="P2">{</text:p>
      <text:p text:style-name="P2"><text:tab/>for(j=0;j&lt;r;j++)</text:p>
      <text:p text:style-name="P2"><text:tab/>{</text:p>
      <text:p text:style-name="P2"><text:tab/>scanf("%d",&amp;alloc[i][j]);</text:p>
      <text:p text:style-name="P2"><text:tab/>}</text:p>
      <text:p text:style-name="P2">}</text:p>
      <text:p text:style-name="P2">printf("Enter the current available resources with os :\n");</text:p>
      <text:p text:style-name="P2">for(i=0;i&lt;r;i++)</text:p>
      <text:p text:style-name="P2"><text:tab/>scanf("%d",&amp;avail[i]);</text:p>
      <text:p text:style-name="P2"><text:soft-page-break/>for(i=0;i&lt;p;i++)</text:p>
      <text:p text:style-name="P2"><text:tab/>for(j=0;j&lt;r;j++)</text:p>
      <text:p text:style-name="P2"><text:tab/>need[i][j]=max[i][j]-alloc[i][j];</text:p>
      <text:p text:style-name="P2">do</text:p>
      <text:p text:style-name="P2">{</text:p>
      <text:p text:style-name="P2"><text:tab/>printf("Max matrix:\tAllocation matrix:\n");</text:p>
      <text:p text:style-name="P2"><text:tab/>for(i=0;i&lt;p;i++)</text:p>
      <text:p text:style-name="P2"><text:tab/>{</text:p>
      <text:p text:style-name="P2"><text:tab/>for(j=0;j&lt;r;j++)</text:p>
      <text:p text:style-name="P2"><text:tab/><text:tab/>printf("%d ",max[i][j]);</text:p>
      <text:p text:style-name="P2"><text:tab/><text:tab/>printf("\t\t");</text:p>
      <text:p text:style-name="P2"><text:tab/>for(j=0;j&lt;r;j++)</text:p>
      <text:p text:style-name="P2"><text:tab/><text:tab/>printf(" %d",alloc[i][j]);</text:p>
      <text:p text:style-name="P2"><text:tab/>printf("\n");</text:p>
      <text:p text:style-name="P2"><text:tab/>}</text:p>
      <text:p text:style-name="P2"><text:tab/>process = -1;</text:p>
      <text:p text:style-name="P2"><text:tab/>for(i=0;i&lt;p;i++)</text:p>
      <text:p text:style-name="P2"><text:tab/>{</text:p>
      <text:p text:style-name="P2"><text:tab/><text:tab/>if(cmpl[i]==0)</text:p>
      <text:p text:style-name="P2"><text:tab/>{</text:p>
      <text:p text:style-name="P2"><text:tab/><text:tab/>process = i;</text:p>
      <text:p text:style-name="P2"><text:tab/><text:tab/>for(j=0;j&lt;r;j++)</text:p>
      <text:p text:style-name="P2"><text:tab/><text:tab/>{</text:p>
      <text:p text:style-name="P2"><text:tab/><text:tab/><text:tab/>if(avail[j]&lt;need[i][j])</text:p>
      <text:p text:style-name="P2"><text:tab/><text:tab/><text:tab/>{</text:p>
      <text:p text:style-name="P2"><text:tab/><text:tab/><text:tab/>process = -1;</text:p>
      <text:p text:style-name="P2"><text:tab/><text:tab/><text:tab/>break;</text:p>
      <text:p text:style-name="P2"><text:tab/><text:tab/><text:tab/>}</text:p>
      <text:p text:style-name="P2"><text:tab/><text:tab/>}</text:p>
      <text:p text:style-name="P2"><text:tab/>}</text:p>
      <text:p text:style-name="P2"><text:tab/>if(process != -1)</text:p>
      <text:p text:style-name="P2"><text:tab/>break;</text:p>
      <text:p text:style-name="P2"><text:tab/>}</text:p>
      <text:p text:style-name="P2"><text:tab/>if(process != -1)</text:p>
      <text:p text:style-name="P2"><text:tab/>{</text:p>
      <text:p text:style-name="P2"><text:tab/>printf("Process %d runs to completion!\n",process+1);</text:p>
      <text:p text:style-name="P2"><text:tab/>safesequence[count]=process+1;</text:p>
      <text:p text:style-name="P2"><text:tab/>count++;</text:p>
      <text:p text:style-name="P2"><text:tab/><text:tab/>for(j=0;j&lt;r;j++)</text:p>
      <text:p text:style-name="P2"><text:tab/><text:tab/>{</text:p>
      <text:p text:style-name="P2"><text:tab/><text:tab/><text:tab/>avail[j]+=alloc[process][j];</text:p>
      <text:p text:style-name="P2"><text:tab/><text:tab/><text:tab/>alloc[process][j] = 0;</text:p>
      <text:p text:style-name="P2"><text:tab/><text:tab/><text:tab/>max[process][j]=0;</text:p>
      <text:p text:style-name="P2"><text:tab/><text:tab/><text:tab/>cmpl[process]=1;</text:p>
      <text:p text:style-name="P2"><text:tab/><text:tab/>}</text:p>
      <text:p text:style-name="P2"><text:tab/>}</text:p>
      <text:p text:style-name="P2">}</text:p>
      <text:p text:style-name="P2">while(count != p &amp;&amp; process != -1);</text:p>
      <text:p text:style-name="P2">if(count == p)</text:p>
      <text:p text:style-name="P2">{</text:p>
      <text:p text:style-name="P2"><text:tab/>printf("The system is in a safe state!!\n");</text:p>
      <text:p text:style-name="P2"><text:tab/>printf("safe sequesnce : &lt; ");</text:p>
      <text:p text:style-name="P2"><text:soft-page-break/><text:tab/>for(i=0;i&lt;p;i++)</text:p>
      <text:p text:style-name="P2"><text:tab/><text:tab/>printf("%d ",safesequence[i]);</text:p>
      <text:p text:style-name="P2"><text:tab/>printf("&gt;\n");</text:p>
      <text:p text:style-name="P2"><text:tab/>}</text:p>
      <text:p text:style-name="P2">else printf("\nThe system is in an unsafe state!!");</text:p>
      <text:p text:style-name="P2">}<text:tab/></text:p>
      <text:p text:style-name="P2"/>
      <text:p text:style-name="P3">======================================================================</text:p>
      <text:p text:style-name="P3"/>
      <text:p text:style-name="P3">Q.3.-------------&gt;?</text:p>
      <text:p text:style-name="P3">-------------&gt;</text:p>
      <text:p text:style-name="P3">tejas@tejas-VirtualBox:~/practice/Assignment_3_os$ nano Assignment3_q3.c</text:p>
      <text:p text:style-name="P3">tejas@tejas-VirtualBox:~/practice/Assignment_3_os$ gcc -thread Assignment3_q3.c</text:p>
      <text:p text:style-name="P3">gcc: error: unrecognized command line option ‘-thread’; did you mean ‘-pthread’?</text:p>
      <text:p text:style-name="P3">tejas@tejas-VirtualBox:~/practice/Assignment_3_os$ gcc -pthread Assignment3_q3.c</text:p>
      <text:p text:style-name="P3">tejas@tejas-VirtualBox:~/practice/Assignment_3_os$ ./a.out</text:p>
      <text:p text:style-name="P3">Enter the num of process</text:p>
      <text:p text:style-name="P3">4</text:p>
      <text:p text:style-name="P3">Enter the brust time of the process</text:p>
      <text:p text:style-name="P3">5</text:p>
      <text:p text:style-name="P3">6</text:p>
      <text:p text:style-name="P3">4</text:p>
      <text:p text:style-name="P3">3</text:p>
      <text:p text:style-name="P3">Process<text:tab/> Brust time<text:tab/> Waiting time<text:tab/> Turn around time</text:p>
      <text:p text:style-name="P3">1<text:tab/><text:tab/>5<text:tab/><text:tab/>0<text:tab/><text:tab/>5</text:p>
      <text:p text:style-name="P3">2<text:tab/><text:tab/>6<text:tab/><text:tab/>5<text:tab/><text:tab/>11</text:p>
      <text:p text:style-name="P3">3<text:tab/><text:tab/>4<text:tab/><text:tab/>11<text:tab/><text:tab/>15</text:p>
      <text:p text:style-name="P3">4<text:tab/><text:tab/>3<text:tab/><text:tab/>15<text:tab/><text:tab/>18</text:p>
      <text:p text:style-name="P3">Average waiting time = 7.750000</text:p>
      <text:p text:style-name="P3">Average turn around time = 12.250000</text:p>
      <text:p text:style-name="P3">tejas@tejas-VirtualBox:~/practice/Assignment_3_os$ </text:p>
      <text:p text:style-name="P3">-----------------------------------------------------------------------------------------------------------------------</text:p>
      <text:p text:style-name="P3"/>
      <text:p text:style-name="P3"/>
      <text:p text:style-name="P3">#include&lt;stdio.h&gt;</text:p>
      <text:p text:style-name="P3"># define max 30</text:p>
      <text:p text:style-name="P3">void main()</text:p>
      <text:p text:style-name="P3">{</text:p>
      <text:p text:style-name="P3"><text:tab/>int i, j, n, bt[max], wt[max], tat[max];</text:p>
      <text:p text:style-name="P3"><text:tab/>float awt=0, atat=0;</text:p>
      <text:p text:style-name="P3"><text:tab/>printf("Enter the num of process\n");</text:p>
      <text:p text:style-name="P3"><text:tab/>scanf("%d",&amp;n);</text:p>
      <text:p text:style-name="P3"><text:tab/>printf("Enter the brust time of the process\n");</text:p>
      <text:p text:style-name="P3"><text:tab/>for(i=0;i&lt;n;i++)</text:p>
      <text:p text:style-name="P3"><text:tab/>{</text:p>
      <text:p text:style-name="P3"><text:tab/><text:tab/>scanf("%d",&amp;bt[i]);</text:p>
      <text:p text:style-name="P3"><text:tab/>}</text:p>
      <text:p text:style-name="P3"><text:tab/>printf("Process\t Brust time\t Waiting time\t Turn around time\n");</text:p>
      <text:p text:style-name="P3"><text:tab/>for(i=0;i&lt;n;i++)</text:p>
      <text:p text:style-name="P3"><text:tab/>{</text:p>
      <text:p text:style-name="P3"><text:tab/><text:tab/>wt[i]=0;</text:p>
      <text:p text:style-name="P3"><text:tab/><text:tab/>tat[i]=0;</text:p>
      <text:p text:style-name="P3"><text:soft-page-break/><text:tab/><text:tab/>for(j=0;j&lt;i;j++)</text:p>
      <text:p text:style-name="P3"><text:tab/><text:tab/>{</text:p>
      <text:p text:style-name="P3"><text:tab/><text:tab/>wt[i]=wt[i]+bt[j];</text:p>
      <text:p text:style-name="P3"><text:tab/><text:tab/>}</text:p>
      <text:p text:style-name="P3"><text:tab/><text:tab/>tat[i]=wt[i]+bt[i];</text:p>
      <text:p text:style-name="P3"><text:tab/><text:tab/>awt=awt+wt[i];</text:p>
      <text:p text:style-name="P3"><text:tab/><text:tab/>atat=atat+tat[i];</text:p>
      <text:p text:style-name="P3"><text:tab/><text:tab/>printf("%d\t\t\%d\t\t%d\t\t%d\n",i+1,bt[i],wt[i],tat[i]);</text:p>
      <text:p text:style-name="P3"><text:tab/>}</text:p>
      <text:p text:style-name="P3"><text:tab/>awt=awt/n;</text:p>
      <text:p text:style-name="P3"><text:tab/>atat=atat/n;</text:p>
      <text:p text:style-name="P3"><text:tab/>printf("Average waiting time = %F\n",awt);</text:p>
      <text:p text:style-name="P3"><text:tab/>printf("Average turn around time = %f\n",atat);</text:p>
      <text:p text:style-name="P3">}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21:47:27.988233082</meta:creation-date>
    <dc:date>2022-03-23T22:01:49.908465363</dc:date>
    <meta:editing-duration>PT4M11S</meta:editing-duration>
    <meta:editing-cycles>1</meta:editing-cycles>
    <meta:document-statistic meta:table-count="0" meta:image-count="0" meta:object-count="0" meta:page-count="6" meta:paragraph-count="257" meta:word-count="620" meta:character-count="5777" meta:non-whitespace-character-count="5209"/>
    <meta:generator>LibreOffice/6.4.7.2$Linux_X86_64 LibreOffice_project/40$Build-2</meta:generator>
  </office:meta>
</office:document-meta>
</file>